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RMONOGRAM PRACY - „INDI W TARAPATACH”</text:p>
      <text:p text:style-name="Standard">24.11.2017r. - tworzenie menu startowego</text:p>
      <text:p text:style-name="Standard">01.12.2017r. - tworzenie tła gry + dodanie postaci</text:p>
      <text:p text:style-name="Standard">08.12.2017r. - ruch postaci za pomocą klawiatury + stworzenie bitmap 5 poziomów</text:p>
      <text:p text:style-name="Standard">15.12.2017r. - przejście z menu startowego do menu gry – wybór gracza między „Nowa Gra”, a „Wyjdz z Gry”</text:p>
      <text:p text:style-name="Standard">22.12.2017r. - stworzenie przeszkód</text:p>
      <text:p text:style-name="Standard">05.01.2018r. - praca nad menu wyjściowym i płynnością przechodzenia poziomów</text:p>
      <text:p text:style-name="Standard">12.01.2018r. - finalizacja (testowanie) projektu + ewentualne popraw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tosz </meta:initial-creator>
    <meta:creation-date>2017-11-23T16:34:06.63</meta:creation-date>
    <meta:document-statistic meta:table-count="0" meta:image-count="0" meta:object-count="0" meta:page-count="1" meta:paragraph-count="8" meta:word-count="72" meta:character-count="493"/>
    <dc:date>2017-11-23T16:39:23.80</dc:date>
    <dc:creator>Bartosz </dc:creator>
    <meta:editing-duration>PT5M17S</meta:editing-duration>
    <meta:editing-cycles>1</meta:editing-cycles>
    <meta:generator>OpenOffice/4.1.4$Win32 OpenOffice.org_project/414m5$Build-9788</meta:generator>
  </office:meta>
</office:document-meta>
</file>